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b51c" officeooo:paragraph-rsid="0013b5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rem ipsum dolor s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4T00:55:36.157000000</dc:date>
    <meta:editing-duration>PT17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7.2.5.2$Windows_X86_64 LibreOffice_project/499f9727c189e6ef3471021d6132d4c694f357e5</meta:generator>
  </office:meta>
</office:document-meta>
</file>